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AAA-Stile">
      <style:text-properties fo:font-size="10.5pt" style:font-size-asian="9.10000038146973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xi Sans" fo:font-family="'Luxi Sans'" style:font-family-generic="swiss" style:font-pitch="variable" fo:font-size="10.5pt" style:font-size-asian="9.14999961853027pt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AA-Stile" style:family="paragraph" style:parent-style-name="Standard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2:05:29.617703391</meta:creation-date>
    <dc:date>2019-04-08T02:17:32.562954791</dc:date>
    <meta:editing-duration>PT8M23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